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municipalizados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.B3]-47"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828" calcext:value-type="float">
            <text:p>18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Augusto Borges</meta:initial-creator>
    <meta:creation-date>2023-04-28T16:23:55.559442730</meta:creation-date>
    <dc:date>2023-04-28T16:28:58.279869876</dc:date>
    <dc:creator>Pedro Augusto Borges</dc:creator>
    <meta:editing-duration>PT4M7S</meta:editing-duration>
    <meta:editing-cycles>2</meta:editing-cycles>
    <meta:generator>LibreOffice/7.4.6.2$Linux_X86_64 LibreOffice_project/40$Build-2</meta:generator>
    <meta:document-statistic meta:table-count="1" meta:cell-count="22" meta:object-count="0"/>
  </office:meta>
</office:document-meta>
</file>